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200%"/>
      <style:text-properties officeooo:rsid="0001e22b" officeooo:paragraph-rsid="0001e22b"/>
    </style:style>
    <style:style style:name="P2" style:family="paragraph" style:parent-style-name="Standard">
      <style:paragraph-properties fo:line-height="200%" fo:text-align="center" style:justify-single-word="false"/>
      <style:text-properties officeooo:rsid="0001e22b" officeooo:paragraph-rsid="0001e22b"/>
    </style:style>
    <style:style style:name="P3" style:family="paragraph" style:parent-style-name="Standard">
      <style:paragraph-properties fo:line-height="200%" fo:text-align="start" style:justify-single-word="false"/>
      <style:text-properties officeooo:rsid="0001e22b" officeooo:paragraph-rsid="0002143e"/>
    </style:style>
    <style:style style:name="T1" style:family="text">
      <style:text-properties officeooo:rsid="0002143e"/>
    </style:style>
    <style:style style:name="T2" style:family="text">
      <style:text-properties officeooo:rsid="0005c24e"/>
    </style:style>
    <style:style style:name="T3" style:family="text">
      <style:text-properties officeooo:rsid="000a032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cholas Ogbonna</text:p>
      <text:p text:style-name="P1">Dr. Shende</text:p>
      <text:p text:style-name="P1">April /18/2017</text:p>
      <text:p text:style-name="P2">MCSP #2</text:p>
      <text:p text:style-name="P3"><text:tab/>Derik LaFever’s presentation on tracking a shuttlecock using the VR headset called Microsoft Hololens was <text:span text:style-name="T1">really interesting. It was really cool seeing the difference between Opencv vs Hololens. It was super interesting and I was able to keep up with it. Im glad that I could think of pressing questions that made Derik think. He made a lot more progress than when he first gave it.</text:span></text:p>
      <text:p text:style-name="P3"><text:tab/><text:span text:style-name="T2">Josh’s rave culture program thingy was really awesome. If he made a mistake while speaking, he’d break his flow. He answered a lot of my questions as they came up. Statistically, his procedure for data collection was solid. He was just unfortunate with his luck in getting a venue and good participants. He had the random variation which is very important when picking participants. I feel if he had a larger pool of people (which would’ve been achieved if he could’ve gotten the venue) his test would’ve been awesome.</text:span></text:p>
      <text:p text:style-name="P3"><text:tab/><text:span text:style-name="T3">Justin’s Turtling and Dynamic scripting research project was something I've been looking forward to. Unfortunately the presentation was not that good. There were little to no transitions between slides. He also read a lot off the slides. So much so that his body was facing away from the audience. But the biggest problem was when he had to talk about the result of his experiment. The flow broke and he started getting really qui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4:52:55.491902121</meta:creation-date>
    <dc:date>2017-04-18T18:30:09.452001614</dc:date>
    <meta:editing-duration>PT5M23S</meta:editing-duration>
    <meta:editing-cycles>2</meta:editing-cycles>
    <meta:generator>LibreOffice/5.1.6.2$Linux_X86_64 LibreOffice_project/10m0$Build-2</meta:generator>
    <meta:document-statistic meta:table-count="0" meta:image-count="0" meta:object-count="0" meta:page-count="1" meta:paragraph-count="7" meta:word-count="237" meta:character-count="1383" meta:non-whitespace-character-count="1150"/>
  </office:meta>
</office:document-meta>
</file>